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d42f" officeooo:paragraph-rsid="0014d4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archive.ics.uci.edu/ml/machine-learning-databases/adult/adult.data" text:style-name="Internet_20_link" text:visited-style-name="Visited_20_Internet_20_Link"/></text:p>
      <text:p text:style-name="P1"><text:a xlink:type="simple" xlink:href="https://archive.ics.uci.edu/ml/machine-learning-databases/" text:style-name="Internet_20_link" text:visited-style-name="Visited_20_Internet_20_Link">https://archive.ics.uci.edu/ml/machine-learning-databases/</text:a></text:p>
      <text:p text:style-name="P1"><text:a xlink:type="simple" xlink:href="https://archive.ics.uci.edu/ml/machine-learning-databases/adult/adult.data" text:style-name="Internet_20_link" text:visited-style-name="Visited_20_Internet_20_Link">https://archive.ics.uci.edu/ml/machine-learning-databases/adult/adult.data</text:a></text:p>
      <text:p text:style-name="P1"><text:a xlink:type="simple" xlink:href="https://archive.ics.uci.edu/ml/machine-learning-databases/adult/adult.test" text:style-name="Internet_20_link" text:visited-style-name="Visited_20_Internet_20_Link">https://archive.ics.uci.edu/ml/machine-learning-databases/adult/adult.test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7:03:28.038986196</meta:creation-date>
    <dc:date>2020-02-17T17:07:05.287413620</dc:date>
    <meta:editing-duration>PT3M37S</meta:editing-duration>
    <meta:editing-cycles>1</meta:editing-cycles>
    <meta:document-statistic meta:table-count="0" meta:image-count="0" meta:object-count="0" meta:page-count="1" meta:paragraph-count="3" meta:word-count="3" meta:character-count="206" meta:non-whitespace-character-count="206"/>
    <meta:generator>LibreOffice/6.0.7.3$Linux_X86_64 LibreOffice_project/00m0$Build-3</meta:generator>
  </office:meta>
</office:document-meta>
</file>